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cf178"/>
    </style:style>
    <style:style style:name="P3" style:family="paragraph" style:parent-style-name="Table_20_Contents">
      <style:text-properties officeooo:paragraph-rsid="00214c90"/>
    </style:style>
    <style:style style:name="P4" style:family="paragraph" style:parent-style-name="Table_20_Contents">
      <style:text-properties officeooo:rsid="001efd2f"/>
    </style:style>
    <style:style style:name="P5" style:family="paragraph" style:parent-style-name="Table_20_Contents">
      <style:text-properties officeooo:rsid="0022f8a3" officeooo:paragraph-rsid="0022f8a3"/>
    </style:style>
    <style:style style:name="P6" style:family="paragraph" style:parent-style-name="Table_20_Contents">
      <style:text-properties officeooo:paragraph-rsid="00279d2e"/>
    </style:style>
    <style:style style:name="P7" style:family="paragraph" style:parent-style-name="Table_20_Contents">
      <style:text-properties officeooo:rsid="00279d2e" officeooo:paragraph-rsid="00279d2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able_20_Contents">
      <style:paragraph-properties fo:margin-left="1.251cm" fo:margin-right="0cm" fo:text-indent="0cm" style:auto-text-indent="false"/>
    </style:style>
    <style:style style:name="P10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79d2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Table_20_Contents" style:list-style-name="L1">
      <style:text-properties officeooo:paragraph-rsid="001efd2f"/>
    </style:style>
    <style:style style:name="P13" style:family="paragraph" style:parent-style-name="Table_20_Contents" style:list-style-name="L1">
      <style:text-properties officeooo:rsid="001efd2f" officeooo:paragraph-rsid="001efd2f"/>
    </style:style>
    <style:style style:name="P14" style:family="paragraph" style:parent-style-name="Table_20_Contents" style:list-style-name="L1">
      <style:text-properties officeooo:rsid="001fb3ab" officeooo:paragraph-rsid="001fb3ab"/>
    </style:style>
    <style:style style:name="P15" style:family="paragraph" style:parent-style-name="Table_20_Contents" style:list-style-name="L1">
      <style:text-properties officeooo:rsid="00293980" officeooo:paragraph-rsid="00293980"/>
    </style:style>
    <style:style style:name="P16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P17" style:family="paragraph" style:parent-style-name="Standard" style:list-style-name="L3">
      <style:text-properties officeooo:paragraph-rsid="00279d2e"/>
    </style:style>
    <style:style style:name="P18" style:family="paragraph" style:parent-style-name="Standard" style:list-style-name="L3">
      <style:text-properties officeooo:rsid="001efd2f" officeooo:paragraph-rsid="001efd2f"/>
    </style:style>
    <style:style style:name="P1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b7159" officeooo:paragraph-rsid="002b7159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21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a4b71" officeooo:paragraph-rsid="002a4b71" style:font-size-asian="12pt" style:font-size-complex="12pt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13257"/>
    </style:style>
    <style:style style:name="T5" style:family="text">
      <style:text-properties officeooo:rsid="0023f18d"/>
    </style:style>
    <style:style style:name="T6" style:family="text">
      <style:text-properties officeooo:rsid="0025af5b"/>
    </style:style>
    <style:style style:name="T7" style:family="text">
      <style:text-properties officeooo:rsid="00279d2e"/>
    </style:style>
    <style:style style:name="T8" style:family="text">
      <style:text-properties officeooo:rsid="002bf5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2">avanzata </text:span><text:span text:style-name="T5">iscritto</text:span><text:span text:style-name="T2"> </text:span><text:span text:style-name="T3">da </text:span><text:span text:style-name="T7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ersonale a<text:span text:style-name="T8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7">L'utente</text:span><text:span text:style-name="T3"> </text:span>accede al sistema e viene <text:span text:style-name="T2">autenticato </text:span><text:span text:style-name="T3">come amministrator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7">L'utente della categoria personale asilo</text:span><text:span text:style-name="T1"> a</text:span>ccede alla sezione <text:span text:style-name="T7">della gestione degli iscritti e seleziona la voce </text:span>per la <text:span text:style-name="T2">ricerca avanzata </text:span><text:span text:style-name="T6">di un iscritto all'asilo</text:span><text:span text:style-name="T2">.</text:span></text:p>
            <text:p text:style-name="P4"/>
            <text:p text:style-name="P10">2. Il sistema visualizza la sezione per la ricerca avanzata.</text:p>
            <text:p text:style-name="P4"/>
            <text:p text:style-name="P6"><text:span text:style-name="T7">3</text:span>. <text:span text:style-name="T7">L'utente della categoria personale asilo</text:span><text:span text:style-name="T1"> <text:s/>i</text:span>nserisce, <text:span text:style-name="T2">anche parzialmente, un valore in uno o più dei campi del modulo:</text:span></text:p>
            <text:list xml:id="list38381691" text:style-name="L1">
              <text:list-item>
                <text:p text:style-name="P13">Nome </text:p>
              </text:list-item>
              <text:list-item>
                <text:p text:style-name="P13">Cognome </text:p>
              </text:list-item>
              <text:list-item>
                <text:p text:style-name="P14">Nome genitore</text:p>
              </text:list-item>
              <text:list-item>
                <text:p text:style-name="P14">Cognome genitore</text:p>
              </text:list-item>
              <text:list-item>
                <text:p text:style-name="P12"><text:span text:style-name="T2">Codice Fiscale </text:span><text:span text:style-name="T3">iscritto</text:span></text:p>
              </text:list-item>
              <text:list-item>
                <text:p text:style-name="P14">Codice Fiscale genitore</text:p>
              </text:list-item>
              <text:list-item>
                <text:p text:style-name="P14">Matricola </text:p>
              </text:list-item>
              <text:list-item>
                <text:p text:style-name="P15">Domicilio</text:p>
              </text:list-item>
              <text:list-item>
                <text:p text:style-name="P15">Residenza</text:p>
              </text:list-item>
              <text:list-item>
                <text:p text:style-name="P14">e/o selezionare la categoria di appartenenza del genitore dalla lista:</text:p>
              </text:list-item>
              <text:list-item>
                <text:p text:style-name="P20">Personale docente e ricercatore</text:p>
              </text:list-item>
            </text:list>
            <text:list xml:id="list38387128" text:style-name="L2">
              <text:list-item>
                <text:p text:style-name="P21">Personale tecnico-amministrativo di ruolo</text:p>
              </text:list-item>
              <text:list-item>
                <text:p text:style-name="P21">Titolar<text:span text:style-name="T3">e</text:span> di assegno di ricerca</text:p>
              </text:list-item>
              <text:list-item>
                <text:p text:style-name="P21">Titolar<text:span text:style-name="T3">e</text:span> di contratto a tempo determinato</text:p>
              </text:list-item>
              <text:list-item>
                <text:p text:style-name="P21">Dottorand<text:span text:style-name="T3">o</text:span></text:p>
              </text:list-item>
              <text:list-item>
                <text:p text:style-name="P21">Titolar<text:span text:style-name="T3">e </text:span>di borsa di studio post Laurea o Post doc</text:p>
              </text:list-item>
              <text:list-item>
                <text:p text:style-name="P22">Residenti nel comune di Fisciano</text:p>
              </text:list-item>
              <text:list-item>
                <text:p text:style-name="P22">Altro</text:p>
              </text:list-item>
            </text:list>
            <text:list xml:id="list38441200" text:continue-list="list38381691" text:style-name="L1">
              <text:list-header>
                <text:p text:style-name="P16"/>
              </text:list-header>
            </text:list>
            <text:p text:style-name="P6"><text:span text:style-name="T7">4</text:span><text:span text:style-name="T3">. </text:span><text:span text:style-name="T7">L'utente della categoria personale asilo</text:span><text:span text:style-name="T1"> s</text:span>ottomette al sistema il valore inserito.</text:p>
            <text:p text:style-name="P3"/>
            <text:p text:style-name="P9"><text:span text:style-name="T7">5</text:span>. <text:s/>Il sistema mostra i risultati della ricerca.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8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393453" text:style-name="L3">
              <text:list-item>
                <text:p text:style-name="P17"><text:span text:style-name="T2">I parametri inseriti d</text:span><text:span text:style-name="T7">all'utente della categoria personale asilo</text:span><text:span text:style-name="T2"> non sono validi, il sistema ripropone all'utente la pagina di ricerca avanzata con un messaggio d'errore. </text:span></text:p>
              </text:list-item>
              <text:list-item>
                <text:p text:style-name="P18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7">L'utente della categoria personale asilo</text:span> deve poter ricercare un<text:span text:style-name="T4"> </text:span><text:span text:style-name="T2"><text:s/></text:span><text:span text:style-name="T5">iscritto</text:span><text:span text:style-name="T4"> </text:span><text:soft-page-break/><text:span text:style-name="T6">all'asilo </text:span>in meno di <text:span text:style-name="T2">10</text:span> secondi.</text:p>
          </table:table-cell>
        </table:table-row>
      </table:table>
      <text:p text:style-name="P11"/>
      <text:p text:style-name="P19">UC_A_14_15_17_18 Ricerca avanzata iscritto fatto da personale 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5</meta:editing-cycles>
    <meta:generator>LibreOffice/3.6$Windows_x86 LibreOffice_project/da8c1e6-fd468f4-454e206-f42a4a9-143cfd</meta:generator>
    <dc:date>2012-10-23T18:31:43.41</dc:date>
    <meta:document-statistic meta:table-count="1" meta:image-count="0" meta:object-count="0" meta:page-count="2" meta:paragraph-count="40" meta:word-count="268" meta:character-count="1732" meta:non-whitespace-character-count="1516"/>
  </office:meta>
</office:document-meta>
</file>